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69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413cm" svg:x="7.35cm" svg:y="5.318cm">
          <text:p text:style-name="P1">GU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91cm" svg:y1="6.461cm" svg:x2="7.35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6:46:24.411947692</meta:creation-date>
    <dc:date>2017-05-07T16:51:16.073081332</dc:date>
    <meta:editing-duration>PT4M53S</meta:editing-duration>
    <meta:editing-cycles>1</meta:editing-cycles>
    <meta:document-statistic meta:object-count="2"/>
    <meta:generator>LibreOffice/5.1.4.2$Linux_X86_64 LibreOffice_project/10m0$Build-2</meta:generator>
  </office:meta>
</office:document-meta>
</file>